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933" calcext:value-type="float">
            <text:p>-7933</text:p>
          </table:table-cell>
          <table:table-cell office:value-type="float" office:value="96" calcext:value-type="float">
            <text:p>96</text:p>
          </table:table-cell>
          <table:table-cell table:formula="of:=[.A1]/[.C1]" office:value-type="float" office:value="0.958333333333333" calcext:value-type="float">
            <text:p>0.9583333333</text:p>
          </table:table-cell>
          <table:table-cell/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932" calcext:value-type="float">
            <text:p>-7932</text:p>
          </table:table-cell>
          <table:table-cell office:value-type="float" office:value="96" calcext:value-type="float">
            <text:p>96</text:p>
          </table:table-cell>
          <table:table-cell table:formula="of:=[.A2]/[.C2]" office:value-type="float" office:value="0.96875" calcext:value-type="float">
            <text:p>0.96875</text:p>
          </table:table-cell>
          <table:table-cell/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929" calcext:value-type="float">
            <text:p>-7929</text:p>
          </table:table-cell>
          <table:table-cell office:value-type="float" office:value="96" calcext:value-type="float">
            <text:p>96</text:p>
          </table:table-cell>
          <table:table-cell table:formula="of:=[.A3]/[.C3]" office:value-type="float" office:value="0.947916666666667" calcext:value-type="float">
            <text:p>0.9479166667</text:p>
          </table:table-cell>
          <table:table-cell/>
          <table:table-cell office:value-type="float" office:value="7375" calcext:value-type="float">
            <text:p>7375</text:p>
          </table:table-cell>
        </table:table-row>
        <table:table-row table:style-name="ro1">
          <table:table-cell table:number-columns-repeated="3"/>
          <table:table-cell table:formula="of:=AVERAGE([.D1:.D3])" office:value-type="float" office:value="0.958333333333333" calcext:value-type="float">
            <text:p>0.958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03:39.851760879</meta:creation-date>
    <dc:date>2017-03-21T20:40:07.185024353</dc:date>
    <meta:editing-duration>PT26M17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